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59f" officeooo:paragraph-rsid="001a059f"/>
    </style:style>
    <style:style style:name="P2" style:family="paragraph" style:parent-style-name="Standard">
      <style:text-properties officeooo:rsid="001a059f" officeooo:paragraph-rsid="001a059f"/>
    </style:style>
    <style:style style:name="P3" style:family="paragraph" style:parent-style-name="Standard">
      <style:text-properties officeooo:rsid="001b461a" officeooo:paragraph-rsid="001b4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 poznámky</text:p>
      <text:p text:style-name="P1"/>
      <text:p text:style-name="P1">npm run dev – spustí server</text:p>
      <text:p text:style-name="P1">npm run build – skompiluje aplikáciu</text:p>
      <text:p text:style-name="P1">npm run start – spustí aplikáciu</text:p>
      <text:p text:style-name="P1"/>
      <text:p text:style-name="P3">Dané názvy súborov</text:p>
      <text:p text:style-name="P3">page.tsx</text:p>
      <text:p text:style-name="P3">layout.tsx</text:p>
      <text:p text:style-name="P3">not-found.ts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13:50.737302008</meta:creation-date>
    <dc:date>2024-09-25T09:00:14.094965816</dc:date>
    <meta:editing-duration>PT4M26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8" meta:word-count="23" meta:character-count="160" meta:non-whitespace-character-count="142"/>
  </office:meta>
</office:document-meta>
</file>